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5" style:family="table">
      <style:table-properties style:width="3.0764in" table:align="margins"/>
    </style:style>
    <style:style style:name="Table5.A" style:family="table-column">
      <style:table-column-properties style:column-width="1.125in" style:rel-column-width="23965*"/>
    </style:style>
    <style:style style:name="Table5.B" style:family="table-column">
      <style:table-column-properties style:column-width="1.9514in" style:rel-column-width="4157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764in" table:align="margins"/>
    </style:style>
    <style:style style:name="Table2.A" style:family="table-column">
      <style:table-column-properties style:column-width="1.125in" style:rel-column-width="23965*"/>
    </style:style>
    <style:style style:name="Table2.B" style:family="table-column">
      <style:table-column-properties style:column-width="1.9514in" style:rel-column-width="4157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0764in" table:align="margins"/>
    </style:style>
    <style:style style:name="Table3.A" style:family="table-column">
      <style:table-column-properties style:column-width="1.125in" style:rel-column-width="23965*"/>
    </style:style>
    <style:style style:name="Table3.B" style:family="table-column">
      <style:table-column-properties style:column-width="1.9514in" style:rel-column-width="415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0764in" table:align="margins"/>
    </style:style>
    <style:style style:name="Table4.A" style:family="table-column">
      <style:table-column-properties style:column-width="1.125in" style:rel-column-width="23965*"/>
    </style:style>
    <style:style style:name="Table4.B" style:family="table-column">
      <style:table-column-properties style:column-width="1.9514in" style:rel-column-width="415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1.0625in"/>
    </style:style>
    <style:style style:name="Table6.C" style:family="table-column">
      <style:table-column-properties style:column-width="1.5625in"/>
    </style:style>
    <style:style style:name="Table6.D" style:family="table-column">
      <style:table-column-properties style:column-width="3.114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FreeSerif" fo:font-size="10pt" officeooo:rsid="00141dbd" officeooo:paragraph-rsid="00141dbd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FreeSerif" fo:font-size="10pt" officeooo:rsid="0024832a" officeooo:paragraph-rsid="0024832a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41dbd" officeooo:paragraph-rsid="00141db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1562fa" officeooo:paragraph-rsid="001562fa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FreeSerif" fo:font-size="10pt" fo:font-weight="bold" officeooo:rsid="002471a3" officeooo:paragraph-rsid="002471a3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rmorant Garamond" fo:font-size="11pt" style:text-underline-style="none" fo:font-weight="normal" officeooo:rsid="00119b1f" officeooo:paragraph-rsid="0012d549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rmorant Garamond" fo:font-size="10pt" style:text-underline-style="none" fo:font-weight="normal" officeooo:rsid="00119b1f" officeooo:paragraph-rsid="00141dbd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Cormorant Garamond" fo:font-size="18pt" fo:font-weight="bold" officeooo:rsid="0024832a" officeooo:paragraph-rsid="0024832a" style:font-size-asian="15.75pt" style:font-weight-asian="bold" style:font-size-complex="18pt" style:font-weight-complex="bold"/>
    </style:style>
    <style:style style:name="P9" style:family="paragraph" style:parent-style-name="Standard">
      <style:text-properties style:text-position="0% 100%" style:font-name="FreeSerif" fo:font-size="11pt" style:text-underline-style="none" fo:font-weight="normal" officeooo:rsid="00141dbd" officeooo:paragraph-rsid="00141dbd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text-position="0% 100%" style:font-name="FreeSerif" fo:font-size="11pt" style:text-underline-style="none" fo:font-weight="normal" officeooo:rsid="0015939b" officeooo:paragraph-rsid="0015939b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text-position="0% 100%" style:font-name="FreeSerif" fo:font-size="11pt" fo:font-style="normal" style:text-underline-style="none" fo:font-weight="normal" officeooo:rsid="00141dbd" officeooo:paragraph-rsid="00141dbd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text-position="0% 100%" style:font-name="FreeSerif" fo:font-size="11pt" fo:font-style="normal" style:text-underline-style="none" fo:font-weight="normal" officeooo:rsid="001562fa" officeooo:paragraph-rsid="00212036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562fa" officeooo:paragraph-rsid="001562fa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style:text-position="0% 100%" style:font-name="FreeSerif" fo:font-size="13pt" style:text-underline-style="solid" style:text-underline-width="auto" style:text-underline-color="font-color" fo:font-weight="bold" officeooo:rsid="00141dbd" officeooo:paragraph-rsid="00141dbd" style:font-size-asian="13pt" style:font-weight-asian="bold" style:font-size-complex="13pt" style:font-weight-complex="bold"/>
    </style:style>
    <style:style style:name="P15" style:family="paragraph" style:parent-style-name="Standard">
      <style:text-properties style:text-position="0% 100%" style:font-name="FreeSerif" fo:font-size="13pt" fo:font-style="normal" style:text-underline-style="solid" style:text-underline-width="auto" style:text-underline-color="font-color" fo:font-weight="bold" officeooo:rsid="001562fa" officeooo:paragraph-rsid="001562fa" style:font-size-asian="11.3500003814697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style:text-position="0% 100%" style:font-name="FreeSerif" fo:font-size="12pt" fo:font-style="normal" style:text-underline-style="none" fo:font-weight="normal" officeooo:rsid="001562fa" officeooo:paragraph-rsid="001562f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text-position="0% 100%" style:font-name="FreeSerif" fo:font-size="12pt" fo:font-style="normal" style:text-underline-style="none" fo:font-weight="bold" officeooo:rsid="001562fa" officeooo:paragraph-rsid="001562fa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bold" officeooo:rsid="001e5375" officeooo:paragraph-rsid="001e5375" style:font-size-asian="10pt" style:font-weight-asian="bold" style:font-size-complex="10pt" style:font-weight-complex="bold"/>
    </style:style>
    <style:style style:name="P19" style:family="paragraph" style:parent-style-name="Table_20_Heading">
      <style:text-properties style:font-name="FreeSerif" fo:font-size="11pt" fo:font-weight="bold" officeooo:rsid="001c615f" officeooo:paragraph-rsid="001c615f" style:font-size-asian="9.60000038146973pt" style:font-weight-asian="bold" style:font-size-complex="11pt" style:font-weight-complex="bold"/>
    </style:style>
    <style:style style:name="P20" style:family="paragraph" style:parent-style-name="Text_20_body">
      <style:text-properties fo:font-weight="bold" officeooo:rsid="00195fe4" officeooo:paragraph-rsid="00195fe4" style:font-weight-asian="bold" style:font-weight-complex="bold"/>
    </style:style>
    <style:style style:name="P21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22" style:family="paragraph" style:parent-style-name="Frame_20_contents">
      <style:paragraph-properties fo:text-align="center" style:justify-single-word="false"/>
      <style:text-properties style:font-name="FreeSerif" fo:font-size="13pt" officeooo:rsid="0024832a" officeooo:paragraph-rsid="0024832a" style:font-size-asian="13pt" style:font-size-complex="13pt"/>
    </style:style>
    <style:style style:name="P23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1562fa" officeooo:paragraph-rsid="001562fa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2968e1" officeooo:paragraph-rsid="0033b990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1">
      <style:text-properties style:text-position="0% 100%" style:font-name="FreeSerif" fo:font-size="11pt" fo:font-style="normal" style:text-underline-style="none" fo:font-weight="normal" officeooo:rsid="0033b990" officeooo:paragraph-rsid="0033b990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 style:list-style-name="L1">
      <style:text-properties style:text-position="0% 100%" style:font-name="FreeSerif" fo:font-size="11pt" fo:font-style="italic" style:text-underline-style="none" fo:font-weight="normal" officeooo:rsid="002bb9d5" officeooo:paragraph-rsid="002bb9d5" style:font-size-asian="9.60000038146973pt" style:font-style-asian="italic" style:font-weight-asian="normal" style:font-size-complex="11pt" style:font-style-complex="italic" style:font-weight-complex="normal"/>
    </style:style>
    <style:style style:name="P27" style:family="paragraph" style:parent-style-name="Standard">
      <style:text-properties style:text-position="0% 100%" style:font-name="FreeSerif" fo:font-size="11pt" style:text-underline-style="none" fo:font-weight="normal" officeooo:rsid="00314ca4" officeooo:paragraph-rsid="00314ca4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style:text-position="0% 100%" style:font-name="FreeSerif" fo:font-size="11pt" style:text-underline-style="none" fo:font-weight="normal" officeooo:rsid="003209a5" officeooo:paragraph-rsid="003209a5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style:text-position="0% 100%" style:font-name="FreeSerif" fo:font-size="11pt" style:text-underline-style="solid" style:text-underline-width="auto" style:text-underline-color="font-color" fo:font-weight="normal" officeooo:rsid="003209a5" officeooo:paragraph-rsid="003209a5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style:text-position="0% 100%" style:font-name="FreeSerif" fo:font-size="11pt" style:text-underline-style="solid" style:text-underline-width="auto" style:text-underline-color="font-color" fo:font-weight="normal" officeooo:rsid="00343e1c" officeooo:paragraph-rsid="00343e1c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1e5375" officeooo:paragraph-rsid="001e537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FreeSerif" fo:font-size="10pt" style:text-underline-style="none" fo:font-weight="normal" officeooo:rsid="003df669" officeooo:paragraph-rsid="003df669" style:font-size-asian="10pt" style:font-weight-asian="normal" style:font-size-complex="10pt" style:font-weight-complex="normal"/>
    </style:style>
    <style:style style:name="P33" style:family="paragraph" style:parent-style-name="Text_20_body">
      <style:text-properties fo:font-weight="normal" officeooo:rsid="00195fe4" officeooo:paragraph-rsid="00195fe4" style:font-weight-asian="normal" style:font-weight-complex="normal"/>
    </style:style>
    <style:style style:name="P34" style:family="paragraph" style:parent-style-name="Text_20_body">
      <style:text-properties fo:font-weight="normal" officeooo:rsid="0027c641" officeooo:paragraph-rsid="0027c641" style:font-weight-asian="normal" style:font-weight-complex="normal"/>
    </style:style>
    <style:style style:name="P35" style:family="paragraph" style:parent-style-name="Footnote">
      <style:text-properties style:font-name="FreeSerif" officeooo:rsid="002bb9d5" officeooo:paragraph-rsid="002bb9d5"/>
    </style:style>
    <style:style style:name="P36" style:family="paragraph" style:parent-style-name="Table_20_Contents">
      <style:paragraph-properties fo:text-align="start" style:justify-single-word="false"/>
      <style:text-properties style:font-name="FreeSerif" fo:font-size="10pt" officeooo:rsid="0027c641" officeooo:paragraph-rsid="0027c641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FreeSerif" fo:font-size="10pt" officeooo:rsid="0029b4e2" officeooo:paragraph-rsid="0029b4e2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FreeSerif" fo:font-size="10pt" officeooo:rsid="002d1f31" officeooo:paragraph-rsid="002d1f31" style:font-size-asian="10pt" style:font-size-complex="10pt"/>
    </style:style>
    <style:style style:name="P39" style:family="paragraph" style:parent-style-name="Table_20_Contents">
      <style:text-properties style:font-name="FreeSerif" fo:font-size="10pt" officeooo:rsid="00306de6" officeooo:paragraph-rsid="00306de6" style:font-size-asian="10pt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FreeSerif" fo:font-size="10pt" officeooo:rsid="0035aa2a" officeooo:paragraph-rsid="0035aa2a" style:font-size-asian="10pt" style:font-size-complex="10pt"/>
    </style:style>
    <style:style style:name="T1" style:family="text">
      <style:text-properties officeooo:rsid="00195fe4"/>
    </style:style>
    <style:style style:name="T2" style:family="text">
      <style:text-properties officeooo:rsid="0024832a"/>
    </style:style>
    <style:style style:name="T3" style:family="text">
      <style:text-properties officeooo:rsid="002968e1"/>
    </style:style>
    <style:style style:name="T4" style:family="text">
      <style:text-properties fo:font-style="italic" officeooo:rsid="002a5edf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9b4e2"/>
    </style:style>
    <style:style style:name="T7" style:family="text">
      <style:text-properties officeooo:rsid="002a5edf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370ae4"/>
    </style:style>
    <style:style style:name="T10" style:family="text">
      <style:text-properties style:font-name="FreeSerif"/>
    </style:style>
    <style:style style:name="T11" style:family="text">
      <style:text-properties style:font-name="FreeSerif" officeooo:rsid="002a5edf"/>
    </style:style>
    <style:style style:name="T12" style:family="text">
      <style:text-properties officeooo:rsid="002e9f23"/>
    </style:style>
    <style:style style:name="T13" style:family="text">
      <style:text-properties officeooo:rsid="003209a5"/>
    </style:style>
    <style:style style:name="T14" style:family="text">
      <style:text-properties officeooo:rsid="0033b990"/>
    </style:style>
    <style:style style:name="T15" style:family="text">
      <style:text-properties officeooo:rsid="00370541"/>
    </style:style>
    <style:style style:name="T16" style:family="text">
      <style:text-properties officeooo:rsid="00385fce"/>
    </style:style>
    <style:style style:name="T17" style:family="text">
      <style:text-properties officeooo:rsid="003989b4"/>
    </style:style>
    <style:style style:name="T18" style:family="text">
      <style:text-properties officeooo:rsid="003e4465"/>
    </style:style>
    <style:style style:name="fr1" style:family="graphic" style:parent-style-name="Frame">
      <style:graphic-properties style:vertical-pos="top" style:vertical-rel="paragraph-content" style:horizontal-pos="righ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Frame1" text:anchor-type="paragraph" svg:width="3.1957in" draw:z-index="0"><draw:text-box fo:min-height="5.9366in"><text:p text:style-name="P22">Miyata Yumi</text:p><text:p text:style-name="P7">ミヤタ・ユミ</text:p><text:p text:style-name="P7"/><text:p text:style-name="P18">Nicknames:</text:p><text:p text:style-name="P31"><text:span text:style-name="T17">Crimson Arrow</text:span> (callsign)</text:p><text:p text:style-name="P32">Yuki Nami (alias)</text:p><text:p text:style-name="Text_20_body"/><table:table table:name="Table5" table:style-name="Table5"><table:table-column table:style-name="Table5.A"/><table:table-column table:style-name="Table5.B"/><table:table-row><table:table-cell table:style-name="Table5.A1" office:value-type="string"><text:p text:style-name="P3">Gender</text:p></table:table-cell><table:table-cell table:style-name="Table5.B1" office:value-type="string"><text:p text:style-name="P1">Female</text:p></table:table-cell></table:table-row><table:table-row><table:table-cell table:style-name="Table5.A2" office:value-type="string"><text:p text:style-name="P3">Age</text:p></table:table-cell><table:table-cell table:style-name="Table5.B2" office:value-type="string"><text:p text:style-name="P1">1<text:span text:style-name="T2">9</text:span></text:p></table:table-cell></table:table-row><table:table-row><table:table-cell table:style-name="Table5.A2" office:value-type="string"><text:p text:style-name="P5">Birthday</text:p></table:table-cell><table:table-cell table:style-name="Table5.B2" office:value-type="string"><text:p text:style-name="P1">???</text:p></table:table-cell></table:table-row></table:table><text:p text:style-name="Text_20_body"/><table:table table:name="Table2" table:style-name="Table2"><table:table-column table:style-name="Table2.A"/><table:table-column table:style-name="Table2.B"/><table:table-row><table:table-cell table:style-name="Table2.A1" office:value-type="string"><text:p text:style-name="P3">Height</text:p></table:table-cell><table:table-cell table:style-name="Table2.B1" office:value-type="string"><text:p text:style-name="P1"><text:span text:style-name="T2">168</text:span> cm <text:span text:style-name="T1">(5’6.1”)</text:span></text:p></table:table-cell></table:table-row><table:table-row><table:table-cell table:style-name="Table2.A2" office:value-type="string"><text:p text:style-name="P3">Weight</text:p></table:table-cell><table:table-cell table:style-name="Table2.B2" office:value-type="string"><text:p text:style-name="P1"><text:span text:style-name="T2">63</text:span> kg <text:span text:style-name="T1">(138.9 lb)</text:span></text:p></table:table-cell></table:table-row><table:table-row><table:table-cell table:style-name="Table2.A2" office:value-type="string"><text:p text:style-name="P3">B/W/H</text:p></table:table-cell><table:table-cell table:style-name="Table2.B2" office:value-type="string"><text:p text:style-name="P1">???</text:p></table:table-cell></table:table-row></table:table><text:p text:style-name="Text_20_body"/><table:table table:name="Table3" table:style-name="Table3"><table:table-column table:style-name="Table3.A"/><table:table-column table:style-name="Table3.B"/><table:table-row><table:table-cell table:style-name="Table3.A1" office:value-type="string"><text:p text:style-name="P3">Hair</text:p></table:table-cell><table:table-cell table:style-name="Table3.B1" office:value-type="string"><text:p text:style-name="P36">Dark red, <text:span text:style-name="T3">drills</text:span></text:p></table:table-cell></table:table-row><table:table-row><table:table-cell table:style-name="Table3.A2" office:value-type="string"><text:p text:style-name="P3">Eye Color</text:p></table:table-cell><table:table-cell table:style-name="Table3.B2" office:value-type="string"><text:p text:style-name="P37">Amber</text:p></table:table-cell></table:table-row></table:table><text:p text:style-name="Text_20_body"/><table:table table:name="Table4" table:style-name="Table4"><table:table-column table:style-name="Table4.A"/><table:table-column table:style-name="Table4.B"/><table:table-row><table:table-cell table:style-name="Table4.A1" office:value-type="string"><text:p text:style-name="P3">Weapon</text:p></table:table-cell><table:table-cell table:style-name="Table4.B1" office:value-type="string"><text:p text:style-name="P38">«???», <text:span text:style-name="T12">compound bow</text:span></text:p></table:table-cell></table:table-row><table:table-row><table:table-cell table:style-name="Table4.A2" office:value-type="string"><text:p text:style-name="P3">Keystone</text:p></table:table-cell><table:table-cell table:style-name="Table4.B2" office:value-type="string"><text:p text:style-name="P40"><text:span text:style-name="T15">square ro</text:span>se quartz ring</text:p></table:table-cell></table:table-row><table:table-row><table:table-cell table:style-name="Table4.A2" office:value-type="string"><text:p text:style-name="P3">Specialty/Style</text:p></table:table-cell><table:table-cell table:style-name="Table4.B2" office:value-type="string"><text:p text:style-name="P37">AOE damage, crowd control</text:p></table:table-cell></table:table-row><table:table-row><table:table-cell table:style-name="Table4.A2" office:value-type="string"><text:p text:style-name="P4">Element</text:p></table:table-cell><table:table-cell table:style-name="Table4.B2" office:value-type="string"><text:p text:style-name="P37"><text:span text:style-name="T18">{</text:span>Wind<text:span text:style-name="T18">}</text:span></text:p></table:table-cell></table:table-row><table:table-row><table:table-cell table:style-name="Table4.A2" office:value-type="string"><text:p text:style-name="P3">Signature</text:p></table:table-cell><table:table-cell table:style-name="Table4.B2" office:value-type="string"><text:p text:style-name="P1"><text:span text:style-name="T6">[[Haiyan]]: large AOE knockback</text:span></text:p></table:table-cell></table:table-row><table:table-row><table:table-cell table:style-name="Table4.A2" office:value-type="string"><text:p text:style-name="P3">Rank</text:p></table:table-cell><table:table-cell table:style-name="Table4.B2" office:value-type="string"><text:p text:style-name="P2">A</text:p></table:table-cell></table:table-row></table:table><text:p text:style-name="Text_20_body"/><text:p text:style-name="Text_20_body">Affiliations:</text:p><text:p text:style-name="P21">JSDF: Team MAGI (<text:span text:style-name="T2">leader</text:span>)</text:p><text:p text:style-name="P34">JSDF: magical combat assist</text:p><text:p text:style-name="P21"/><text:p text:style-name="P20">Relationships:</text:p><text:p text:style-name="P34">Amara Minori (unsealed)</text:p></draw:text-box></draw:frame>Miyata Yumi</text:p>
      <text:p text:style-name="P6"/>
      <text:p text:style-name="P27">Yumi is a <text:span text:style-name="T13">mature, </text:span>fairly no-nonsense kind of girl. Generally level-headed, she nonetheless can be impatient and distant, failing to understand the emotional complexity of a situation. She’s <text:span text:style-name="T13">a quick, </text:span>decisive <text:span text:style-name="T13">thinker</text:span> and isn’t afraid to speak her mind about an issue, unconcerned about offending people. <text:span text:style-name="T13">If you need an honest, to-the-point perspective, Yumi’s a good person to ask, though be prepared for her somewhat abrasive remarks. Despite this, she’s a natural leader, and her skills make up for her rough personality, and she’s generally well-liked and respected. When her followers manage to annoy her, she has been known to simply dismiss them and take on the problem herself.</text:span></text:p>
      <text:p text:style-name="P9"/>
      <text:p text:style-name="P13">Appearance:</text:p>
      <text:p text:style-name="P29">Current:</text:p>
      <text:p text:style-name="P28">&lt;Attire&gt; She wears her dark red hair in a drill style, with a small curl framing each side of her face and a single wide tress reaching to the middle of her back.</text:p>
      <text:p text:style-name="P28"/>
      <text:p text:style-name="P29">Three Years Ago:</text:p>
      <text:p text:style-name="P28">Seen briefly in Amara Minori’s flashback scene describing how Yumi discovered and unsealed her powers, Yumi wore her hair slightly shorter. <text:span text:style-name="T14">Her high school uniform is a simple clean yellow/cream blazer with a black skirt.</text:span></text:p>
      <text:p text:style-name="P10"/>
      <text:p text:style-name="P30">Gown:</text:p>
      <text:p text:style-name="P30"><text:span text:style-name="T8">Her Maiden gown is a black </text:span><text:span text:style-name="T9">V</text:span><text:span text:style-name="T8">-neck dress with short, frilled sleeves that ends in a ruffle skirt just above her knees. A thin amber sash is tied in a bow under her chest. </text:span></text:p>
      <text:p text:style-name="P9"/>
      <text:p text:style-name="P14">Abilities:</text:p>
      <text:p text:style-name="P11"/>
      <text:p text:style-name="P12">???</text:p>
      <text:p text:style-name="P17"/>
      <text:p text:style-name="P17"/>
      <text:p text:style-name="P17"/>
      <text:p text:style-name="P17"/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P19">Spell Name</text:p>
            </table:table-cell>
            <table:table-cell table:style-name="Table6.A1" office:value-type="string">
              <text:p text:style-name="P19">Element</text:p>
            </table:table-cell>
            <table:table-cell table:style-name="Table6.A1" office:value-type="string">
              <text:p text:style-name="P19">Mana Consumption</text:p>
            </table:table-cell>
            <table:table-cell table:style-name="Table6.D1" office:value-type="string">
              <text:p text:style-name="P19">Effect</text:p>
            </table:table-cell>
          </table:table-row>
        </table:table-header-rows>
        <table:table-row>
          <table:table-cell table:style-name="Table6.A2" office:value-type="string">
            <text:p text:style-name="P39"/>
          </table:table-cell>
          <table:table-cell table:style-name="Table6.A2" office:value-type="string">
            <text:p text:style-name="P39">[Wind]</text:p>
          </table:table-cell>
          <table:table-cell table:style-name="Table6.A2" office:value-type="string">
            <text:p text:style-name="P39">Low</text:p>
          </table:table-cell>
          <table:table-cell table:style-name="Table6.D2" office:value-type="string">
            <text:p text:style-name="P39">Sharp compressed gusts of wind deal slashing damage in a conic area, decreasing in power as the wave dissipates.</text:p>
          </table:table-cell>
        </table:table-row>
        <table:table-row>
          <table:table-cell table:style-name="Table6.A2" office:value-type="string">
            <text:p text:style-name="P39">[[Haiyan]]</text:p>
          </table:table-cell>
          <table:table-cell table:style-name="Table6.A2" office:value-type="string">
            <text:p text:style-name="P39">[Wind]</text:p>
          </table:table-cell>
          <table:table-cell table:style-name="Table6.A2" office:value-type="string">
            <text:p text:style-name="P39">High</text:p>
          </table:table-cell>
          <table:table-cell table:style-name="Table6.D2" office:value-type="string">
            <text:p text:style-name="P39">Create a cyclone of air, centered on her and up to five meters in radius, which launches targets to the exterior of the range.</text:p>
          </table:table-cell>
        </table:table-row>
      </table:table>
      <text:p text:style-name="P16"/>
      <text:p text:style-name="P15">Trivia:</text:p>
      <text:list xml:id="list2102399102" text:style-name="L1">
        <text:list-item>
          <text:p text:style-name="P23">Origin of spell names:</text:p>
          <text:list>
            <text:list-item>
              <text:p text:style-name="P26"><text:soft-page-break/>Haiyan<text:span text:style-name="T5"> (Chinese: “petrel”) was a name used to name three tropical cyclones in the western north Pacific Ocean before being discontinued in 2013.</text:span><text:span text:style-name="T5"><text:note text:id="ftn1" text:note-class="footnote"><text:note-citation>1</text:note-citation><text:note-body><text:p text:style-name="Footnote"><text:a xlink:type="simple" xlink:href="https://en.wikipedia.org/wiki/Typhoon_Haiyan_(disambiguation" text:style-name="Internet_20_link" text:visited-style-name="Visited_20_Internet_20_Link"><text:span text:style-name="T10">https://en.wikipedia.org/wiki/Typhoon_Haiyan_(disambiguation</text:span></text:a><text:span text:style-name="T10">)</text:span> </text:p></text:note-body></text:note></text:span><text:span text:style-name="T5"> It’s also reminiscent of the common English kiai</text:span><text:span text:style-name="T5"><text:note text:id="ftn2" text:note-class="footnote"><text:note-citation>2</text:note-citation><text:note-body><text:p text:style-name="P35">A Japanese martial arts term which refers to the short shouts uttered when attacking.</text:p></text:note-body></text:note></text:span><text:span text:style-name="T5"> “hi-yah!”</text:span></text:p>
            </text:list-item>
          </text:list>
        </text:list-item>
        <text:list-item>
          <text:p text:style-name="P24">Character appearance references:</text:p>
          <text:list>
            <text:list-item>
              <text:p text:style-name="P24"><text:span text:style-name="T14">Hair/Eyes: This</text:span><text:span text:style-name="T14"><text:note text:id="ftn0" text:note-class="footnote"><text:note-citation>3</text:note-citation><text:note-body><text:p text:style-name="Footnote"><text:a xlink:type="simple" xlink:href="https://drive.google.com/open?id=16kmMIUUHxkDil96MPc1a1qTUGyoEUbpp" text:style-name="Internet_20_link" text:visited-style-name="Visited_20_Internet_20_Link"><text:span text:style-name="T10">https://drive.google.com/open?id=16kmMIUUHxkDil96MPc1a1qTUGyoEUbpp</text:span></text:a><text:span text:style-name="T10">, </text:span><text:span text:style-name="T11">original: </text:span><text:a xlink:type="simple" xlink:href="http://3.bp.blogspot.com/_yQfDeqqLB1o/TNTEw3PBpxI/AAAAAAAAAP8/WycbsiNutrQ/s1600/Motto+To+Love-Ru+episode+05+picture+1.png" text:style-name="Internet_20_link" text:visited-style-name="Visited_20_Internet_20_Link"><text:span text:style-name="T11">http://3.bp.blogspot.com/_yQfDeqqLB1o/TNTEw3PBpxI/AAAAAAAAAP8/WycbsiNutrQ/s1600/Motto+To+Love-Ru+episode+05+picture+1.png</text:span></text:a><text:span text:style-name="T11"> </text:span></text:p></text:note-body></text:note></text:span><text:span text:style-name="T14"> recolored image of Saki Tenjouin (</text:span><text:span text:style-name="T4">Motto To Love-Ru</text:span><text:span text:style-name="T7">)</text:span></text:p>
            </text:list-item>
            <text:list-item>
              <text:p text:style-name="P25">Gown: This dress<text:note text:id="ftn3" text:note-class="footnote"><text:note-citation>4</text:note-citation><text:note-body><text:p text:style-name="Footnote"><text:a xlink:type="simple" xlink:href="https://us.asos.com/asos-design/asos-midi-frill-sleeve-dress/prd/3209996" text:style-name="Internet_20_link" text:visited-style-name="Visited_20_Internet_20_Link"><text:span text:style-name="T10">https://us.asos.com/asos-design/asos-midi-frill-sleeve-dress/prd/3209996</text:span></text:a><text:span text:style-name="T10"> </text:span></text:p></text:note-body></text:note>, in its navy/black colo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Cormorant Garamond" svg:font-family="'Cormorant Garamond'" style:font-pitch="variable"/>
    <style:font-face style:name="FreeSerif" svg:font-family="FreeSerif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  <style:text-properties style:font-name="FreeSerif" fo:font-family="FreeSerif" style:font-family-generic="roman" style:font-pitch="variable" fo:font-size="10pt" fo:font-weight="bold" officeooo:rsid="00195fe4" style:font-size-asian="10pt" style:font-weight-asian="bold" style:font-size-complex="10pt" style:font-weight-complex="bold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ly Ellington</meta:initial-creator>
    <meta:creation-date>2019-05-15T20:53:56.707822456</meta:creation-date>
    <dc:date>2019-05-22T22:29:33.180891464</dc:date>
    <dc:creator>Lily Ellington</dc:creator>
    <meta:editing-duration>PT18H56M30S</meta:editing-duration>
    <meta:editing-cycles>29</meta:editing-cycles>
    <meta:generator>LibreOffice/6.0.7.3$Linux_X86_64 LibreOffice_project/00m0$Build-3</meta:generator>
    <meta:document-statistic meta:table-count="5" meta:image-count="0" meta:object-count="0" meta:page-count="2" meta:paragraph-count="70" meta:word-count="431" meta:character-count="2844" meta:non-whitespace-character-count="2489"/>
  </office:meta>
</office:document-meta>
</file>